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ssion.getExportContentHandler( Output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Session.export( String path , Exporter expor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ession.itemExists( String ab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ession.exportDocumentView( String path , ContentHandler handler , boolean skipBinary , boolean noRecu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ssion.getNamespacePrefix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Session.getNamespaceURI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Session.getItem( String abs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Session.impersonate( Credentials 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ssion.setNamespacePrefix( String prefix , String uri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bstractSession.log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ssion.getNamespacePrefix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ession.importXML( String parentAbsPath , InputStream in , int uuidBehavi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Session.exportSystemView( String absPath , OutputStream out , boolean skipBinary , boolean noRecur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Session.exportSystemView( String path , ContentHandler handler , boolean skipBinary , boolean noRecu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ssion.exportDocumentView( String absPath , OutputStream out , boolean skipBinary , boolean noRecur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